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Tool.setRequest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ool.ParameterTool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ool.isSingletonArray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Tool.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ameterTool.g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terTool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ool.configure( ValueParser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Tool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ool.ge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ool.Parameter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meterTool.getSubkey( String sub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Tool.setSource( Map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ool.getValues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meterTool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ool.getValue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Tool.expandSingletonArrays( Map &lt; String , Object &gt; origin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